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279cm" draw:marker-end="Arrow_20_concave" draw:marker-end-width="0.33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0000" draw:marker-start-width="0.279cm" draw:marker-end="Arrow_20_concave" draw:marker-end-width="0.254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8000" draw:marker-start="Arrow_20_concave" draw:marker-start-width="0.33cm" draw:marker-end="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ff" draw:marker-start-width="0.279cm" draw:marker-end="Arrow_20_concave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objectwithoutfill">
      <style:graphic-properties svg:stroke-width="0.051cm" svg:stroke-color="#0000ff" draw:marker-start-width="0.279cm" draw:marker-end="Arrow_20_concave" draw:marker-end-width="0.3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color="#008000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color="#ff0000"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0000ff" fo:font-family="Arial" style:font-style-name="Regular" style:font-family-generic="swiss" style:text-underline-style="solid" style:text-underline-width="auto" style:text-underline-color="font-color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color="#008000" fo:font-family="Arial" style:font-style-name="Regular" style:font-family-generic="swiss" style:text-underline-style="solid" style:text-underline-width="auto" style:text-underline-color="font-color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color="#ff0000" fo:font-family="Arial" style:font-style-name="Regular" style:font-family-generic="swiss" style:text-underline-style="solid" style:text-underline-width="auto" style:text-underline-color="font-color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2.732cm" svg:y="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7.483cm" svg:y="4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24cm" svg:y1="4.453cm" svg:x2="17.464cm" svg:y2="4.453cm">
          <text:p/>
        </draw:line>
        <draw:line draw:style-name="gr3" draw:text-style-name="P1" draw:layer="layout" svg:x1="8.42cm" svg:y1="1.748cm" svg:x2="12.357cm" svg:y2="7.209cm">
          <text:p/>
        </draw:line>
        <draw:line draw:style-name="gr4" draw:text-style-name="P1" draw:layer="layout" svg:x1="10.352cm" svg:y1="4.453cm" svg:x2="13.527cm" svg:y2="2.421cm">
          <text:p/>
        </draw:line>
        <draw:line draw:style-name="gr5" draw:text-style-name="P1" draw:layer="layout" svg:x1="13.527cm" svg:y1="2.421cm" svg:x2="13.527cm" svg:y2="4.453cm">
          <text:p/>
        </draw:line>
        <draw:line draw:style-name="gr6" draw:text-style-name="P1" draw:layer="layout" svg:x1="10.352cm" svg:y1="4.453cm" svg:x2="13.527cm" svg:y2="4.453cm">
          <text:p/>
        </draw:line>
        <draw:frame draw:style-name="gr7" draw:text-style-name="P2" draw:layer="layout" svg:width="1.143cm" svg:height="1.016cm" svg:x="12.022cm" svg:y="4.461cm">
          <draw:text-box>
            <text:p text:style-name="P2"><text:span text:style-name="T1">Δ</text:span></text:p>
          </draw:text-box>
        </draw:frame>
        <draw:frame draw:style-name="gr7" draw:text-style-name="P3" draw:layer="layout" svg:width="1.143cm" svg:height="1.016cm" svg:x="13.523cm" svg:y="2.961cm">
          <draw:text-box>
            <text:p text:style-name="P3"><text:span text:style-name="T2">k</text:span></text:p>
          </draw:text-box>
        </draw:frame>
        <draw:frame draw:style-name="gr7" draw:text-style-name="P4" draw:layer="layout" svg:width="1.143cm" svg:height="1.016cm" svg:x="10.824cm" svg:y="2.361cm">
          <draw:text-box>
            <text:p text:style-name="P4"><text:span text:style-name="T3">S</text:span></text:p>
          </draw:text-box>
        </draw:frame>
        <draw:frame draw:style-name="gr7" draw:text-style-name="P5" draw:layer="layout" svg:width="0.889cm" svg:height="1.016cm" svg:x="2.542cm" svg:y="4.816cm">
          <draw:text-box>
            <text:p text:style-name="P5"><text:span text:style-name="T4">P</text:span></text:p>
          </draw:text-box>
        </draw:frame>
        <draw:frame draw:style-name="gr7" draw:text-style-name="P5" draw:layer="layout" svg:width="0.889cm" svg:height="1.016cm" svg:x="9.943cm" svg:y="4.816cm">
          <draw:text-box>
            <text:p text:style-name="P5"><text:span text:style-name="T4">f</text:span></text:p>
          </draw:text-box>
        </draw:frame>
        <draw:frame draw:style-name="gr7" draw:text-style-name="P5" draw:layer="layout" svg:width="0.889cm" svg:height="1.016cm" svg:x="17.298cm" svg:y="4.816cm">
          <draw:text-box>
            <text:p text:style-name="P5"><text:span text:style-name="T4">N</text:span></text:p>
          </draw:text-box>
        </draw:frame>
        <draw:custom-shape draw:style-name="gr1" draw:text-style-name="P1" draw:layer="layout" svg:width="0.508cm" svg:height="0.508cm" svg:x="2.733cm" svg:y="10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17.484cm" svg:y="10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241cm" svg:y1="11.028cm" svg:x2="17.465cm" svg:y2="11.028cm">
          <text:p/>
        </draw:line>
        <draw:line draw:style-name="gr3" draw:text-style-name="P1" draw:layer="layout" svg:x1="8.421cm" svg:y1="8.323cm" svg:x2="12.358cm" svg:y2="13.784cm">
          <text:p/>
        </draw:line>
        <draw:line draw:style-name="gr4" draw:text-style-name="P1" draw:layer="layout" svg:x1="10.353cm" svg:y1="11.028cm" svg:x2="13.528cm" svg:y2="8.996cm">
          <text:p/>
        </draw:line>
        <draw:line draw:style-name="gr5" draw:text-style-name="P1" draw:layer="layout" svg:x1="13.528cm" svg:y1="8.996cm" svg:x2="14.035cm" svg:y2="11.057cm">
          <text:p/>
        </draw:line>
        <draw:frame draw:style-name="gr7" draw:text-style-name="P2" draw:layer="layout" svg:width="1.143cm" svg:height="1.016cm" svg:x="12.023cm" svg:y="11.036cm">
          <draw:text-box>
            <text:p text:style-name="P2"><text:span text:style-name="T1">Δ</text:span></text:p>
          </draw:text-box>
        </draw:frame>
        <draw:frame draw:style-name="gr7" draw:text-style-name="P3" draw:layer="layout" svg:width="1.143cm" svg:height="1.016cm" svg:x="13.824cm" svg:y="9.436cm">
          <draw:text-box>
            <text:p text:style-name="P3"><text:span text:style-name="T2">k</text:span></text:p>
          </draw:text-box>
        </draw:frame>
        <draw:frame draw:style-name="gr7" draw:text-style-name="P4" draw:layer="layout" svg:width="1.143cm" svg:height="1.016cm" svg:x="10.825cm" svg:y="8.936cm">
          <draw:text-box>
            <text:p text:style-name="P4"><text:span text:style-name="T3">S</text:span></text:p>
          </draw:text-box>
        </draw:frame>
        <draw:frame draw:style-name="gr7" draw:text-style-name="P5" draw:layer="layout" svg:width="0.889cm" svg:height="1.016cm" svg:x="2.543cm" svg:y="11.391cm">
          <draw:text-box>
            <text:p text:style-name="P5"><text:span text:style-name="T4">P</text:span></text:p>
          </draw:text-box>
        </draw:frame>
        <draw:frame draw:style-name="gr7" draw:text-style-name="P5" draw:layer="layout" svg:width="0.889cm" svg:height="1.016cm" svg:x="9.944cm" svg:y="11.391cm">
          <draw:text-box>
            <text:p text:style-name="P5"><text:span text:style-name="T4">f</text:span></text:p>
          </draw:text-box>
        </draw:frame>
        <draw:frame draw:style-name="gr7" draw:text-style-name="P5" draw:layer="layout" svg:width="0.889cm" svg:height="1.016cm" svg:x="17.299cm" svg:y="11.391cm">
          <draw:text-box>
            <text:p text:style-name="P5"><text:span text:style-name="T4">N</text:span></text:p>
          </draw:text-box>
        </draw:frame>
        <draw:line draw:style-name="gr8" draw:text-style-name="P1" draw:layer="layout" svg:x1="10.352cm" svg:y1="11.033cm" svg:x2="14.035cm" svg:y2="11.033cm">
          <text:p/>
        </draw:line>
        <draw:frame draw:style-name="gr9" draw:text-style-name="P6" draw:layer="layout" svg:width="1.397cm" svg:height="1.27cm" svg:x="5.764cm" svg:y="3.356cm">
          <draw:text-box>
            <text:p text:style-name="P6"><text:span text:style-name="T5">d</text:span></text:p>
          </draw:text-box>
        </draw:frame>
        <draw:frame draw:style-name="gr9" draw:text-style-name="P6" draw:layer="layout" svg:width="1.397cm" svg:height="1.27cm" svg:x="5.765cm" svg:y="9.956cm">
          <draw:text-box>
            <text:p text:style-name="P6"><text:span text:style-name="T5">d</text:span></text:p>
          </draw:text-box>
        </draw:frame>
        <draw:frame draw:style-name="gr10" draw:text-style-name="P7" draw:layer="layout" svg:width="5.588cm" svg:height="1.393cm" svg:x="2.424cm" svg:y="1.478cm">
          <draw:text-box>
            <text:p text:style-name="P7"><text:span text:style-name="T6">Minimum correction</text:span></text:p>
          </draw:text-box>
        </draw:frame>
        <draw:frame draw:style-name="gr10" draw:text-style-name="P7" draw:layer="layout" svg:width="6.023cm" svg:height="1.393cm" svg:x="2.424cm" svg:y="8.279cm">
          <draw:text-box>
            <text:p text:style-name="P7"><text:span text:style-name="T6">Orthogonal corr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6T15:18:11</meta:creation-date>
    <dc:date>2013-09-06T15:32:53</dc:date>
    <meta:editing-duration>PT51S</meta:editing-duration>
    <meta:editing-cycles>2</meta:editing-cycles>
    <meta:generator>LibreOffice/3.5$Linux_x86 LibreOffice_project/350m1$Build-2</meta:generator>
    <meta:document-statistic meta:object-count="30"/>
  </office:meta>
</office:document-meta>
</file>